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37cm" fo:min-width="1.338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97cm" fo:min-width="1.27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419cm" fo:min-width="1.22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1.9cm"/>
      <style:paragraph-properties style:writing-mode="lr-tb"/>
    </style:style>
    <style:style style:name="gr11" style:family="graphic" style:parent-style-name="standard">
      <style:graphic-properties draw:stroke="none" draw:fill="none" fo:min-height="0.56cm"/>
      <style:paragraph-properties style:writing-mode="lr-tb"/>
    </style:style>
    <style:style style:name="gr12" style:family="graphic" style:parent-style-name="standard">
      <style:graphic-properties draw:stroke="none" draw:fill="none" fo:min-height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3" style:family="paragraph">
      <loext:graphic-properties draw:fill="none"/>
      <style:paragraph-properties fo:text-align="center"/>
      <style:text-properties fo:font-size="13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style:paragraph-properties fo:text-align="center" style:writing-mode="lr-tb"/>
      <style:text-properties style:font-name="CMU Serif" fo:font-size="13pt" style:font-size-asian="20pt" style:font-size-complex="20pt"/>
    </style:style>
    <style:style style:name="P7" style:family="paragraph">
      <loext:graphic-properties draw:fill="none"/>
      <style:paragraph-properties fo:text-align="center" style:writing-mode="lr-tb"/>
      <style:text-properties style:font-name="CMU Serif" fo:font-size="13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font-size="13pt"/>
    </style:style>
    <style:style style:name="P10" style:family="paragraph">
      <loext:graphic-properties draw:fill="none"/>
      <style:paragraph-properties style:writing-mode="lr-tb"/>
      <style:text-properties fo:font-size="13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MU Serif" fo:font-size="13pt" style:font-size-asian="20pt" style:font-size-complex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2" style:font-size-asian="13pt" style:font-style-asian="normal" style:font-weight-asian="normal" style:font-name-complex="Lohit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MU Serif1" fo:font-size="13pt" style:font-name-asian="CMU Serif1" style:font-size-asian="20pt" style:font-name-complex="CMU Serif1" style:font-size-complex="20pt"/>
    </style:style>
    <style:style style:name="T4" style:family="text">
      <style:text-properties style:font-name="CMU Serif" fo:font-size="13pt" style:font-size-asian="13pt" style:font-size-complex="13pt"/>
    </style:style>
    <style:style style:name="T5" style:family="text">
      <style:text-properties style:font-name="CMU Serif" fo:font-size="13pt" style:font-name-asian="Liberation Sans2" style:font-size-asian="20pt" style:font-name-complex="Liberation Sans2" style:font-size-complex="20pt"/>
    </style:style>
    <style:style style:name="T6" style:family="text">
      <style:text-properties style:text-position="33% 58%" style:font-name="CMU Serif" fo:font-size="13pt" fo:font-weight="bold" style:font-size-asian="20pt" style:font-weight-asian="bold" style:font-size-complex="20pt" style:font-weight-complex="bold"/>
    </style:style>
    <style:style style:name="T7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0.4cm" svg:y="7.01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75cm" svg:height="0.75cm" svg:x="2.7cm" svg:y="7.01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0.75cm" svg:height="0.75cm" svg:x="5.2cm" svg:y="7.01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0.75cm" svg:height="0.75cm" svg:x="7.5cm" svg:y="7.01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15cm" svg:y1="7.387cm" svg:x2="2.7cm" svg:y2="7.387cm" draw:start-shape="id1" draw:start-glue-point="1" draw:end-shape="id2" draw:end-glue-point="3" svg:d="M1150 7387h1550" svg:viewBox="0 0 1551 1">
          <text:p/>
        </draw:connector>
        <draw:connector draw:style-name="gr5" draw:text-style-name="P3" draw:layer="layout" draw:type="line" svg:x1="3.45cm" svg:y1="7.387cm" svg:x2="5.2cm" svg:y2="7.387cm" draw:start-shape="id2" draw:start-glue-point="1" draw:end-shape="id3" draw:end-glue-point="3" svg:d="M3450 7387h1750" svg:viewBox="0 0 1751 1">
          <text:p/>
        </draw:connector>
        <draw:connector draw:style-name="gr5" draw:text-style-name="P3" draw:layer="layout" draw:type="line" svg:x1="5.95cm" svg:y1="7.387cm" svg:x2="7.5cm" svg:y2="7.387cm" draw:start-shape="id3" draw:start-glue-point="1" draw:end-shape="id4" draw:end-glue-point="3" svg:d="M5950 7387h1550" svg:viewBox="0 0 1551 1">
          <text:p/>
        </draw:connector>
        <draw:frame draw:style-name="gr6" draw:text-style-name="P5" draw:layer="layout" svg:width="1.8cm" svg:height="0.793cm" svg:x="1cm" svg:y="6.7cm">
          <draw:text-box>
            <text:p text:style-name="P4"><text:span text:style-name="T2">(1,</text:span><text:span text:style-name="T3">λ</text:span><text:span text:style-name="T4">)</text:span></text:p>
          </draw:text-box>
        </draw:frame>
        <draw:connector draw:style-name="gr5" draw:text-style-name="P3" draw:layer="layout" draw:type="curve" draw:line-skew="0.989cm" svg:x1="7.875cm" svg:y1="7.762cm" svg:x2="0.775cm" svg:y2="7.762cm" draw:start-shape="id4" draw:start-glue-point="2" draw:end-shape="id1" draw:end-glue-point="2" svg:d="M7875 7762c0 2235-7100 2235-7100 0" svg:viewBox="0 0 7101 1677">
          <text:p/>
        </draw:connector>
        <draw:connector draw:style-name="gr5" draw:text-style-name="P3" draw:layer="layout" draw:type="curve" draw:line-skew="-0.777cm" svg:x1="0.775cm" svg:y1="7.012cm" svg:x2="7.875cm" svg:y2="7.012cm" draw:start-shape="id1" draw:start-glue-point="0" draw:end-shape="id4" draw:end-glue-point="0" svg:d="M775 7012c0-1917 7100-1917 7100 0" svg:viewBox="0 0 7101 1439">
          <text:p/>
        </draw:connector>
        <draw:connector draw:style-name="gr5" draw:text-style-name="P3" draw:layer="layout" draw:type="curve" draw:line-skew="-0.05cm" svg:x1="3.075cm" svg:y1="7.012cm" svg:x2="7.875cm" svg:y2="7.012cm" draw:start-shape="id2" draw:start-glue-point="0" draw:end-shape="id4" draw:end-glue-point="0" svg:d="M3075 7012c0-826 4800-826 4800 0" svg:viewBox="0 0 4801 620">
          <text:p/>
        </draw:connector>
        <draw:connector draw:style-name="gr5" draw:text-style-name="P3" draw:layer="layout" draw:type="curve" draw:line-skew="0.209cm" svg:x1="0.775cm" svg:y1="7.762cm" svg:x2="5.575cm" svg:y2="7.762cm" draw:start-shape="id1" draw:start-glue-point="2" draw:end-shape="id3" draw:end-glue-point="2" svg:d="M775 7762c0 1065 4800 1065 4800 0" svg:viewBox="0 0 4801 800">
          <text:p/>
        </draw:connector>
        <draw:custom-shape draw:style-name="gr7" draw:text-style-name="P7" xml:id="id5" draw:id="id5" draw:layer="layout" svg:width="1.9cm" svg:height="0.649cm" svg:x="1.9cm" svg:y="0.051cm">
          <text:p text:style-name="P6"><text:span text:style-name="T1">a</text:span><text:span text:style-name="T5">→a: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8" draw:id="id8" draw:layer="layout" svg:width="1.9cm" svg:height="1.35cm" svg:x="1.9cm" svg:y="0.95cm">
          <text:p text:style-name="P6"><text:span text:style-name="T1">a</text:span><text:span text:style-name="T5">→a:0</text:span></text:p>
          <text:p text:style-name="P8"><text:span text:style-name="T5">a→a: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1.9cm" svg:height="1.849cm" svg:x="1.9cm" svg:y="2.501cm">
          <text:p text:style-name="P6"><text:span text:style-name="T1">a</text:span><text:span text:style-name="T5">→a:0</text:span></text:p>
          <text:p text:style-name="P8"><text:span text:style-name="T5">a→a:1</text:span></text:p>
          <text:p text:style-name="P8"><text:span text:style-name="T5">a→a: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0.4cm" svg:height="0.793cm" svg:x="1.4cm" svg:y="3cm">
          <draw:text-box>
            <text:p><text:span text:style-name="T5">z</text:span></text:p>
          </draw:text-box>
        </draw:frame>
        <draw:frame draw:style-name="gr6" draw:text-style-name="P9" draw:layer="layout" svg:width="0.75cm" svg:height="0.793cm" svg:x="1.3cm" svg:y="1.2cm">
          <draw:text-box>
            <text:p><text:span text:style-name="T5">y</text:span></text:p>
          </draw:text-box>
        </draw:frame>
        <draw:frame draw:style-name="gr6" draw:text-style-name="P9" draw:layer="layout" svg:width="0.75cm" svg:height="0.793cm" svg:x="1.3cm" svg:y="-0.05cm">
          <draw:text-box>
            <text:p><text:span text:style-name="T5">x</text:span></text:p>
          </draw:text-box>
        </draw:frame>
        <draw:custom-shape draw:style-name="gr10" draw:text-style-name="P7" xml:id="id6" draw:id="id6" draw:layer="layout" svg:width="2.496cm" svg:height="0.997cm" svg:x="4.754cm" svg:y="1.103cm">
          <text:p text:style-name="P6"><text:span text:style-name="T1">a</text:span><text:span text:style-name="T6">3</text:span><text:span text:style-name="T5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0.858cm" svg:height="0.81cm" svg:x="6.1cm" svg:y="1.85cm">
          <draw:text-box>
            <text:p><text:span text:style-name="T7">w</text:span></text:p>
          </draw:text-box>
        </draw:frame>
        <draw:connector draw:style-name="gr5" draw:text-style-name="P3" draw:layer="layout" draw:type="line" svg:x1="3.8cm" svg:y1="0.375cm" svg:x2="6.002cm" svg:y2="1.103cm" draw:start-shape="id5" draw:end-shape="id6" draw:end-glue-point="0" svg:d="M3800 375l2202 728" svg:viewBox="0 0 2203 729">
          <text:p/>
        </draw:connector>
        <draw:connector draw:style-name="gr5" draw:text-style-name="P3" draw:layer="layout" draw:type="line" svg:x1="3.8cm" svg:y1="3.425cm" svg:x2="6.002cm" svg:y2="2.1cm" draw:start-shape="id7" draw:start-glue-point="1" draw:end-shape="id6" draw:end-glue-point="2" svg:d="M3800 3425l2202-1325" svg:viewBox="0 0 2203 1326">
          <text:p/>
        </draw:connector>
        <draw:connector draw:style-name="gr5" draw:text-style-name="P3" draw:layer="layout" draw:type="line" svg:x1="3.8cm" svg:y1="1.625cm" svg:x2="4.754cm" svg:y2="1.601cm" draw:start-shape="id8" draw:start-glue-point="1" draw:end-shape="id6" draw:end-glue-point="3" svg:d="M3800 1625l954-24" svg:viewBox="0 0 955 25">
          <text:p/>
        </draw:connector>
        <draw:frame draw:style-name="gr12" draw:text-style-name="P9" draw:layer="layout" svg:width="4.2cm" svg:height="0.819cm" svg:x="2.35cm" svg:y="9.473cm">
          <draw:text-box>
            <text:p><text:span text:style-name="T5">NTS of neuron </text:span><text:span text:style-name="T7">w</text:span></text:p>
          </draw:text-box>
        </draw:frame>
        <draw:frame draw:style-name="gr6" draw:text-style-name="P5" draw:layer="layout" svg:width="1.8cm" svg:height="0.793cm" svg:x="3.4cm" svg:y="6.701cm">
          <draw:text-box>
            <text:p text:style-name="P4"><text:span text:style-name="T2">(1,</text:span><text:span text:style-name="T3">λ</text:span><text:span text:style-name="T4">)</text:span></text:p>
          </draw:text-box>
        </draw:frame>
        <draw:frame draw:style-name="gr6" draw:text-style-name="P5" draw:layer="layout" svg:width="1.8cm" svg:height="0.793cm" svg:x="5.7cm" svg:y="6.702cm">
          <draw:text-box>
            <text:p text:style-name="P4"><text:span text:style-name="T2">(1,</text:span><text:span text:style-name="T3">λ</text:span><text:span text:style-name="T4">)</text:span></text:p>
          </draw:text-box>
        </draw:frame>
        <draw:frame draw:style-name="gr6" draw:text-style-name="P5" draw:layer="layout" svg:width="1.8cm" svg:height="0.793cm" svg:x="5cm" svg:y="5.703cm">
          <draw:text-box>
            <text:p text:style-name="P4"><text:span text:style-name="T2">(2,</text:span><text:span text:style-name="T3">λ</text:span><text:span text:style-name="T4">)</text:span></text:p>
          </draw:text-box>
        </draw:frame>
        <draw:frame draw:style-name="gr6" draw:text-style-name="P5" draw:layer="layout" svg:width="1.8cm" svg:height="0.793cm" svg:x="3.4cm" svg:y="4.804cm">
          <draw:text-box>
            <text:p text:style-name="P4"><text:span text:style-name="T2">(3,</text:span><text:span text:style-name="T3">λ</text:span><text:span text:style-name="T4">)</text:span></text:p>
          </draw:text-box>
        </draw:frame>
        <draw:frame draw:style-name="gr6" draw:text-style-name="P5" draw:layer="layout" svg:width="1.8cm" svg:height="0.793cm" svg:x="2.1cm" svg:y="7.805cm">
          <draw:text-box>
            <text:p text:style-name="P4"><text:span text:style-name="T2">(2,</text:span><text:span text:style-name="T3">λ</text:span><text:span text:style-name="T4">)</text:span></text:p>
          </draw:text-box>
        </draw:frame>
        <draw:frame draw:style-name="gr6" draw:text-style-name="P5" draw:layer="layout" svg:width="1.8cm" svg:height="0.793cm" svg:x="3.4cm" svg:y="8.7cm">
          <draw:text-box>
            <text:p text:style-name="P4"><text:span text:style-name="T4">(-3,a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6cm" fo:page-height="10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15:21:28.472593649</meta:creation-date>
    <dc:date>2021-06-26T06:27:45.311694977</dc:date>
    <meta:editing-duration>PT9H32M33S</meta:editing-duration>
    <meta:editing-cycles>38</meta:editing-cycles>
    <meta:generator>LibreOffice/7.1.3.2$Linux_X86_64 LibreOffice_project/10$Build-2</meta:generator>
    <meta:document-statistic meta:object-count="30"/>
  </office:meta>
</office:document-meta>
</file>